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lesAllowedType.onCheck( AnnotationTypeElementDeclaration valueDecl , AnnotationValue member , AnnotationInstance [ ] parentAnnotations , MemberDeclaration classMember , int annotationArray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olesAllowedType.RolesAllowedType( AnnotationGrammar parentGramm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